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akaoGothic" svg:font-family="Takao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Preformatted_20_Text">
      <style:text-properties officeooo:rsid="000f74da" officeooo:paragraph-rsid="000f7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職務経歴書</text:p>
      <text:p text:style-name="P1"/>
      <text:p text:style-name="P1"/>
      <text:p text:style-name="P1">１，　ブルームバーグ</text:p>
      <text:p text:style-name="P1"><text:tab/></text:p>
      <text:p text:style-name="P1"/>
      <text:p text:style-name="P1">２，　MIS</text:p>
      <text:p text:style-name="P1"/>
      <text:p text:style-name="P1"><text:tab/>インターネット上の複数のオークションサイトを横断的に検索できるポータルサイトの開発。</text:p>
      <text:p text:style-name="P1">これは</text:p>
      <text:p text:style-name="P1"><text:tab/></text:p>
      <text:p text:style-name="P1"/>
      <text:p text:style-name="P1"/>
      <text:p text:style-name="P1">３，　大学（研究）</text:p>
      <text:p text:style-name="P1"/>
      <text:p text:style-name="P1">　　</text:p>
      <text:p text:style-name="P1">４，　大学（授業）</text:p>
      <text:p text:style-name="P1"/>
      <text:p text:style-name="P1"/>
      <text:p text:style-name="P1">５，　OAB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akaoGothic" svg:font-family="Takao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TakaoGothic" style:font-family-asian="Takao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4:17:38.020078666</dc:date>
    <meta:editing-duration>PT3M12S</meta:editing-duration>
    <meta:editing-cycles>1</meta:editing-cycles>
    <meta:document-statistic meta:table-count="0" meta:image-count="0" meta:object-count="0" meta:page-count="1" meta:paragraph-count="11" meta:word-count="81" meta:character-count="95" meta:non-whitespace-character-count="85"/>
    <meta:generator>LibreOffice/5.2.2.2$Linux_X86_64 LibreOffice_project/20m0$Build-2</meta:generator>
  </office:meta>
</office:document-meta>
</file>